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T7" style:parent-style-name="Absatz-Standardschriftar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Listenabsatz" style:list-style-name="LFO1" style:family="paragraph"/>
    <style:style style:name="P19" style:parent-style-name="Listenabsatz" style:list-style-name="LFO1" style:family="paragraph"/>
    <style:style style:name="P20" style:parent-style-name="Listenabsatz" style:list-style-name="LFO1" style:family="paragraph"/>
    <style:style style:name="P21" style:parent-style-name="Listenabsatz" style:list-style-name="LFO1" style:family="paragraph"/>
    <style:style style:name="P22" style:parent-style-name="Listenabsatz" style:list-style-name="LFO1" style:family="paragraph"/>
    <style:style style:name="P23" style:parent-style-name="Listenabsatz" style:list-style-name="LFO1" style:family="paragraph"/>
    <style:style style:name="P24" style:parent-style-name="Listenabsatz" style:list-style-name="LFO1" style:family="paragraph"/>
    <style:style style:name="P25" style:parent-style-name="Listenabsatz" style:list-style-name="LFO1" style:family="paragraph"/>
  </office:automatic-styles>
  <office:body>
    <office:text text:use-soft-page-breaks="true">
      <text:p text:style-name="P1">Organisation</text:p>
      <text:p text:style-name="P2">Projektname:<text:s/></text:p>
      <text:p text:style-name="Standard"><text:span text:style-name="T3">Mock Server:</text:span><text:s/>Paul</text:p>
      <text:p text:style-name="Standard"><text:span text:style-name="T4">Beauftragter REST-Schnittstellen:</text:span><text:s/>Aidan</text:p>
      <text:p text:style-name="Standard"><text:span text:style-name="T5">Pipelines:</text:span><text:s/>Marcel</text:p>
      <text:p text:style-name="Standard"><text:span text:style-name="T6">Produktexpertin UX:</text:span><text:s/>Johanna</text:p>
      <text:p text:style-name="Standard"><text:span text:style-name="T7">Produktlizenz:</text:span><text:s/>MIT Lizenz</text:p>
      <text:p text:style-name="P8">Nicht funktionalen Anforderungen:</text:p>
      <text:p text:style-name="Standard">Projektspezifisch:</text:p>
      <text:list text:style-name="LFO1" text:continue-numbering="true">
        <text:list-item>
          <text:p text:style-name="P9">Sicherheit (eher Backend relevant)</text:p>
          <text:list text:continue-numbering="true">
            <text:list-item>
              <text:p text:style-name="P10">Datenschutz</text:p>
            </text:list-item>
            <text:list-item>
              <text:p text:style-name="P11">Datensicherheit</text:p>
            </text:list-item>
            <text:list-item>
              <text:p text:style-name="P12">Integrität</text:p>
            </text:list-item>
          </text:list>
        </text:list-item>
        <text:list-item>
          <text:p text:style-name="P13">Wartbarkeit</text:p>
        </text:list-item>
        <text:list-item>
          <text:p text:style-name="P14">Verknüpfbarkeit</text:p>
        </text:list-item>
      </text:list>
      <text:p text:style-name="Standard">Gruppenspezifisch:</text:p>
      <text:list text:style-name="LFO1" text:continue-numbering="true">
        <text:list-item>
          <text:p text:style-name="P15">Benutzerfreundlichkeit</text:p>
          <text:list text:continue-numbering="true">
            <text:list-item>
              <text:p text:style-name="P16">Accessibility</text:p>
            </text:list-item>
            <text:list-item>
              <text:p text:style-name="P17">Response Design</text:p>
            </text:list-item>
          </text:list>
        </text:list-item>
        <text:list-item>
          <text:p text:style-name="P18">Performance</text:p>
        </text:list-item>
        <text:list-item>
          <text:p text:style-name="P19">Flexibilität</text:p>
          <text:list text:continue-numbering="true">
            <text:list-item>
              <text:p text:style-name="P20">Erweiterbarkeit<text:s/></text:p>
            </text:list-item>
            <text:list-item>
              <text:p text:style-name="P21">Modularität</text:p>
            </text:list-item>
          </text:list>
        </text:list-item>
        <text:list-item>
          <text:p text:style-name="P22">Browser Unterstützung</text:p>
        </text:list-item>
        <text:list-item>
          <text:p text:style-name="P23">Korrektheit</text:p>
        </text:list-item>
        <text:list-item>
          <text:p text:style-name="P24">Vollständigkeit</text:p>
        </text:list-item>
        <text:list-item>
          <text:p text:style-name="P25">Testbarkeit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Treffen 20.11.23<text:tab/>für Vortrag 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el Bulling</meta:initial-creator>
    <dc:creator>Marcel Bulling</dc:creator>
    <meta:creation-date>2023-11-20T10:18:00Z</meta:creation-date>
    <dc:date>2023-11-20T11:53:00Z</dc:date>
    <meta:template xlink:href="Normal.dotm" xlink:type="simple"/>
    <meta:editing-cycles>1</meta:editing-cycles>
    <meta:editing-duration>PT0S</meta:editing-duration>
    <meta:document-statistic meta:page-count="1" meta:paragraph-count="1" meta:word-count="69" meta:character-count="503" meta:row-count="3" meta:non-whitespace-character-count="435"/>
  </office:meta>
</office:document-meta>
</file>